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1" svg:font-family="StarSymbol" style:font-pitch="variable" style:font-charset="x-symbol"/>
    <style:font-face style:name="StarSymbol" svg:font-family="StarSymbol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 fo:margin-left="-1.251cm" fo:margin-right="0cm" fo:text-align="justify" style:justify-single-word="false" fo:text-indent="0cm" style:auto-text-indent="false"/>
    </style:style>
    <style:style style:name="P6" style:family="paragraph" style:parent-style-name="Text_20_body">
      <style:paragraph-properties fo:margin-left="-1.251cm" fo:margin-right="0cm" fo:text-align="start" style:justify-single-word="false" fo:text-indent="0cm" style:auto-text-indent="false"/>
    </style:style>
    <style:style style:name="P7" style:family="paragraph" style:parent-style-name="Heading_20_1">
      <style:paragraph-properties fo:text-align="justify" style:justify-single-word="false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 style:list-style-name="L1">
      <style:paragraph-properties fo:text-align="justify" style:justify-single-word="false"/>
    </style:style>
    <style:style style:name="P10" style:family="paragraph" style:parent-style-name="Heading_20_3">
      <style:paragraph-properties fo:text-align="justify" style:justify-single-word="fals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style:style style:name="T3" style:family="text">
      <style:text-properties style:font-name="Nimbus Roman No9 L" fo:font-size="12pt" style:font-size-asian="12pt" style:font-size-complex="12pt"/>
    </style:style>
    <style:style style:name="T4" style:family="text">
      <style:text-properties style:font-name="Nimbus Roman No9 L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Nimbus Roman No9 L" fo:font-size="12pt" fo:font-style="italic" style:font-size-asian="12pt" style:font-style-asian="italic" style:font-size-complex="12pt" style:font-style-complex="italic"/>
    </style:style>
    <style:style style:name="T6" style:family="text"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Nimbus Roman No9 L" fo:font-size="12pt" fo:font-style="normal" style:font-size-asian="12pt" style:font-style-asian="normal" style:font-size-complex="12pt" style:font-style-complex="normal"/>
    </style:style>
    <style:style style:name="T8" style:family="text">
      <style:text-properties fo:color="#000080" style:text-underline-style="solid" style:text-underline-width="auto" style:text-underline-color="font-color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35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2.709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06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419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773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128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83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837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2.192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SEP #3 : Add of a build documentation function</text:h>
      <text:p text:style-name="P2"/>
      <text:p text:style-name="P1"/>
      <text:p text:style-name="P1">SEP: #3</text:p>
      <text:p text:style-name="P1">Title: Add of a build documentation function</text:p>
      <text:p text:style-name="P1">Version: <text:span text:style-name="Teletype"><text:span text:style-name="T1">1,4</text:span></text:span></text:p>
      <text:p text:style-name="P1">Author: Sylvestre Ledru &lt;<text:a xlink:type="simple" xlink:href="mailto:sylvestre.ledru@inria.fr">sylvestre.ledru@scilab.org</text:a>&gt;</text:p>
      <text:p text:style-name="P1">State: <text:span text:style-name="T9">Done</text:span></text:p>
      <text:p text:style-name="P1">Type:</text:p>
      <text:p text:style-name="P1">Scilab-Version: ﻿<text:span text:style-name="Teletype">5.0</text:span></text:p>
      <text:p text:style-name="P1">Vote:"No: discussions and suggestions"</text:p>
      <text:p text:style-name="P1">Created: Monday, 01 July 2008</text:p>
      <text:p text:style-name="P2"/>
      <text:p text:style-name="P1"/>
      <text:h text:style-name="P10" text:outline-level="3">Abstract</text:h>
      <text:p text:style-name="P1"/>
      <text:p text:style-name="P1"><text:tab/>This SEP proposes to add a new Scilab function in order to build Scilab's documentation. The current solution based on sh &amp; DOS batch files is far from being efficient (hardcoded path, duplicate code, needs the Scilab Dev-Tools env...)</text:p>
      <text:p text:style-name="P1"/>
      <text:h text:style-name="P10" text:outline-level="3">Rationale</text:h>
      <text:p text:style-name="P3"><text:span text:style-name="Teletype"><text:span text:style-name="T3">Scilab building documentation process has been </text:span></text:span><text:span text:style-name="Teletype"><text:span text:style-name="T4">rewrote</text:span></text:span><text:span text:style-name="Teletype"><text:span text:style-name="T3"> for Scilab 5 using </text:span></text:span><text:span text:style-name="Teletype"><text:span text:style-name="T4">docbook</text:span></text:span><text:span text:style-name="Teletype"><text:span text:style-name="T3">. However, the way it has been done causes a serie of </text:span></text:span><text:span text:style-name="Teletype"><text:span text:style-name="T4">strong issues</text:span></text:span><text:span text:style-name="Teletype"><text:span text:style-name="T6">.</text:span></text:span></text:p>
      <text:p text:style-name="P3"><text:span text:style-name="Teletype"><text:span text:style-name="T3">Then, it has been decided to</text:span></text:span><text:span text:style-name="Teletype"><text:span text:style-name="T4"> rewrite the build process.</text:span></text:span></text:p>
      <text:p text:style-name="P3"><text:span text:style-name="Teletype"><text:span text:style-name="T3">sh and DOS scripts (SCI/modules/helptools/bin/*) are calling Java object with arguments detected localy into the script. Therefore, it is pretty </text:span></text:span><text:span text:style-name="Teletype"><text:span text:style-name="T4">straightforward to move this into a Scilab function</text:span></text:span><text:span text:style-name="Teletype"><text:span text:style-name="T3">.</text:span></text:span></text:p>
      <text:p text:style-name="P3"><text:span text:style-name="Teletype"><text:span text:style-name="T3">The build documentation process manages:</text:span></text:span></text:p>
      <text:p text:style-name="P3"><text:span text:style-name="Teletype"><text:span text:style-name="T3"><text:tab/></text:span></text:span><text:span text:style-name="Teletype"><text:span text:style-name="T5">* XML scilab help =&gt; CHM</text:span></text:span></text:p>
      <text:p text:style-name="P3"><text:span text:style-name="Teletype"><text:span text:style-name="T5"><text:tab/>* XML scilab help =&gt; HTML</text:span></text:span></text:p>
      <text:p text:style-name="P3"><text:span text:style-name="Teletype"><text:span text:style-name="T5"><text:tab/>* XML scilab help =&gt; JH (Java Help)</text:span></text:span></text:p>
      <text:p text:style-name="P3"><text:span text:style-name="Teletype"><text:span text:style-name="T5"><text:tab/>* XML scilab help =&gt; PDF</text:span></text:span></text:p>
      <text:p text:style-name="P3"><text:span text:style-name="Teletype"><text:span text:style-name="T5"><text:tab/>* XML scilab help =&gt; Postscript</text:span></text:span></text:p>
      <text:list xml:id="list1907620224" text:style-name="L1">
        <text:list-header>
          <text:p text:style-name="P9"><text:span text:style-name="Teletype"><text:span text:style-name="T5"/></text:span></text:p>
        </text:list-header>
      </text:list>
      <text:p text:style-name="P5"><text:span text:style-name="Teletype"><text:span text:style-name="T3"><text:tab/>To provide these features in Scilab, here is the</text:span></text:span><text:span text:style-name="Teletype"><text:span text:style-name="T4"> profile of the new function </text:span></text:span><text:span text:style-name="Teletype"><text:span text:style-name="T3">proposed:</text:span></text:span></text:p>
      <text:p text:style-name="P6"><text:span text:style-name="Teletype"><text:span text:style-name="T7"><text:tab/>Note that the default master file is </text:span></text:span><text:span text:style-name="Teletype"><text:span text:style-name="T5">SCI+"/modules/helptools/master_"+getlanguage()+"_help.xml</text:span></text:span></text:p>
      <text:p text:style-name="P4"><text:span text:style-name="Teletype"><text:span text:style-name="T5">buildDoc( ) =&gt; </text:span></text:span><text:span text:style-name="Teletype"><text:span text:style-name="T7">Build the documentation to the Java Help format using the default master file </text:span></text:span></text:p>
      <text:p text:style-name="P3"><text:span text:style-name="Teletype"><text:span text:style-name="T5">buildDoc( "format") </text:span></text:span><text:span text:style-name="Teletype"><text:span text:style-name="T3">=&gt; Build the documentation to the selected format</text:span></text:span></text:p>
      <text:p text:style-name="P3"><text:span text:style-name="Teletype"><text:span text:style-name="T5">buildDoc( "format"," master-xml-file") </text:span></text:span><text:span text:style-name="Teletype"><text:span text:style-name="T7">=&gt; Build the documentation to the selected format using the specified XML file.</text:span></text:span></text:p>
      <text:p text:style-name="P3"><text:soft-page-break/><text:span text:style-name="Teletype"><text:span text:style-name="T5">buildDoc( "format"," master-xml-file", "language") </text:span></text:span><text:span text:style-name="Teletype"><text:span text:style-name="T7">=&gt; Build the documentation to the selected format using the specified XML file for </text:span></text:span><text:span text:style-name="Teletype"><text:span text:style-name="T5">language</text:span></text:span></text:p>
      <text:p text:style-name="P3"><text:span text:style-name="Teletype"><text:span text:style-name="T5">buildDoc( "format"," master-xml-file", "language", ''output_directory'') </text:span></text:span><text:span text:style-name="Teletype"><text:span text:style-name="T7">=&gt; Build the documentation to the selected format using the specified XML file for </text:span></text:span><text:span text:style-name="Teletype"><text:span text:style-name="T5">language </text:span></text:span><text:span text:style-name="Teletype"><text:span text:style-name="T7">in</text:span></text:span><text:span text:style-name="Teletype"><text:span text:style-name="T5"> output_directory.</text:span></text:span></text:p>
      <text:p text:style-name="P3"><text:span text:style-name="Teletype"><text:span text:style-name="T3">Format can have the following values: </text:span></text:span><text:span text:style-name="Teletype"><text:span text:style-name="T5">"CHM ", "HTML</text:span></text:span><text:span text:style-name="Teletype"><text:span text:style-name="T5"> ", "JH ", "PDF ", "PS "</text:span></text:span></text:p>
      <text:p text:style-name="P3"><text:span text:style-name="Teletype"><text:span text:style-name="T3"/></text:span></text:p>
      <text:p text:style-name="P3"><text:span text:style-name="Teletype"><text:span text:style-name="T3">Other features are also provided: </text:span></text:span></text:p>
      <text:p text:style-name="P3"><text:span text:style-name="Teletype"><text:span text:style-name="T3"><text:tab/></text:span></text:span><text:span text:style-name="Teletype"><text:span text:style-name="T5">* Convert a Scilab 4 man file =&gt; docbook format</text:span></text:span></text:p>
      <text:p text:style-name="P3"><text:span text:style-name="Teletype"><text:span text:style-name="T3"><text:tab/>=&gt; This feature is</text:span></text:span><text:span text:style-name="Teletype"><text:span text:style-name="T4"> too specific</text:span></text:span><text:span text:style-name="Teletype"><text:span text:style-name="T3"> and won't be moved as a Scilab function (however, some work is needed on this file)</text:span></text:span></text:p>
      <text:p text:style-name="P3"><text:span text:style-name="Teletype"><text:span text:style-name="T3"><text:tab/></text:span></text:span><text:span text:style-name="Teletype"><text:span text:style-name="T5">* Provides a stand alone viewer</text:span></text:span></text:p>
      <text:p text:style-name="P3"><text:span text:style-name="Teletype"><text:span text:style-name="T3"><text:tab/>=&gt; This feature is</text:span></text:span><text:span text:style-name="Teletype"><text:span text:style-name="T4"> too specific</text:span></text:span><text:span text:style-name="Teletype"><text:span text:style-name="T3"> and won't be moved as a Scilab function (however, some work is needed on this file)</text:span></text:span></text:p>
      <text:p text:style-name="P3"><text:span text:style-name="Teletype"><text:span text:style-name="T3"><text:tab/></text:span></text:span><text:span text:style-name="Teletype"><text:span text:style-name="T5">* Check if a documentation file is conform to the reference syntax</text:span></text:span></text:p>
      <text:p text:style-name="P3"><text:span text:style-name="Teletype"><text:span text:style-name="T3"><text:tab/>=&gt; This feature will be</text:span></text:span><text:span text:style-name="Teletype"><text:span text:style-name="T4"> available from Scilab</text:span></text:span></text:p>
      <text:p text:style-name="P3"><text:span text:style-name="Teletype"><text:span text:style-name="T3"/></text:span></text:p>
      <text:p text:style-name="P3"><text:span text:style-name="Teletype"><text:span text:style-name="T3">To provide this feature, here is the </text:span></text:span><text:span text:style-name="Teletype"><text:span text:style-name="T4">profile of the new function </text:span></text:span><text:span text:style-name="Teletype"><text:span text:style-name="T3">proposed:</text:span></text:span></text:p>
      <text:p text:style-name="P3"><text:span text:style-name="Teletype"><text:span text:style-name="T3">Note that the default schema is SCI/</text:span></text:span><text:span text:style-name="Teletype"><text:span text:style-name="T5">modules/helptools/schema /scilab.rnc</text:span></text:span></text:p>
      <text:p text:style-name="P4"><text:span text:style-name="Teletype"><text:span text:style-name="T5">checkDoc() </text:span></text:span><text:span text:style-name="Teletype"><text:span text:style-name="T3">=&gt; Check the syntax of the default </text:span></text:span><text:span text:style-name="Teletype"><text:span text:style-name="T7">file help </text:span></text:span><text:span text:style-name="Teletype"><text:span text:style-name="T5">SCI+"/modules/helptools/master_"+getlanguage()+"_help.xml</text:span></text:span></text:p>
      <text:p text:style-name="P4"><text:span text:style-name="Teletype"><text:span text:style-name="T5">checkDoc( " xml-file " ) </text:span></text:span><text:span text:style-name="Teletype"><text:span text:style-name="T3">=&gt; Check the syntax of the </text:span></text:span><text:span text:style-name="Teletype"><text:span text:style-name="T5">xml-file</text:span></text:span></text:p>
      <text:p text:style-name="P4"><text:span text:style-name="Teletype"><text:span text:style-name="T5">checkDoc( " xml-file ","reference-schema" ) =&gt; Check the syntax of the xml-file against a specified reference-schema </text:span></text:span></text:p>
      <text:p text:style-name="P3"><text:span text:style-name="Teletype"><text:span text:style-name="T3">In the meantime, the package </text:span></text:span><text:span text:style-name="Teletype"><text:span text:style-name="T5">org.scilab.doc_kit </text:span></text:span><text:span text:style-name="Teletype"><text:span text:style-name="T7">would be renamed to </text:span></text:span><text:span text:style-name="Teletype"><text:span text:style-name="T5">org.scilab.modules.helptools </text:span></text:span><text:span text:style-name="Teletype"><text:span text:style-name="T7">to match the current architecture.</text:span></text:span></text:p>
      <text:p text:style-name="P3"><text:span text:style-name="Teletype"><text:span text:style-name="T7">Note: This function won't be documented. Documentation generation should be used through xmlto* and not directly.</text:span></text:span></text:p>
      <text:h text:style-name="P10" text:outline-level="3">Example Usage</text:h>
      <text:p text:style-name="P3"><text:span text:style-name="Teletype"><text:span text:style-name="T2">buildDoc(</text:span></text:span><text:span text:style-name="Teletype"><text:span text:style-name="T7">)</text:span></text:span></text:p>
      <text:p text:style-name="P3"><text:span text:style-name="Teletype"><text:span text:style-name="T2">buildDoc(</text:span></text:span><text:span text:style-name="Teletype"><text:span text:style-name="T7">" PDF" )</text:span></text:span></text:p>
      <text:p text:style-name="P3"><text:span text:style-name="Teletype"><text:span text:style-name="T2">buildDoc(</text:span></text:span><text:span text:style-name="Teletype"><text:span text:style-name="T7">"JH" ," /home/sylvestre/scilab5/modules/helptools/master_fr_FR_help.xml" )</text:span></text:span></text:p>
      <text:p text:style-name="P3"><text:span text:style-name="Teletype"><text:span text:style-name="T2">buildDoc(</text:span></text:span><text:span text:style-name="Teletype"><text:span text:style-name="T7">"JH" ," /home/sylvestre/scilab5/modules/helptools/master_fr_FR_help.xml","en_US" )<text:line-break/></text:span></text:span></text:p>
      <text:p text:style-name="P3"><text:span text:style-name="Teletype"><text:span text:style-name="T2">buildDoc(</text:span></text:span><text:span text:style-name="Teletype"><text:span text:style-name="T7">"JH","/home/sylvestre/mytoolbox/help/master_fr_FR_help.xml","en_US", ''/home/sylvestre/mytoolbox/jar/'')<text:line-break/></text:span></text:span></text:p>
      <text:p text:style-name="P3"><text:span text:style-name="Teletype"><text:span text:style-name="T2">checkDoc(</text:span></text:span><text:span text:style-name="Teletype"><text:span text:style-name="T7">)</text:span></text:span></text:p>
      <text:p text:style-name="P3"><text:span text:style-name="Teletype"><text:span text:style-name="T2">checkDoc(</text:span></text:span><text:span text:style-name="Teletype"><text:span text:style-name="T7">" /home/sylvestre/scilab5/modules/helptools/master_fr_FR_help.xml" )</text:span></text:span></text:p>
      <text:p text:style-name="P3"><text:soft-page-break/><text:span text:style-name="Teletype"><text:span text:style-name="T2">checkDoc(</text:span></text:span><text:span text:style-name="Teletype"><text:span text:style-name="T7">" /home/sylvestre/scilab5/modules/helptools/master_fr_FR_help.xml"," /home/sylvestre/scilab5/modules/helptools/schema/scilab-sylvestre.rnc" )</text:span></text:span></text:p>
      <text:h text:style-name="P10" text:outline-level="3">Changelog</text:h>
      <text:p text:style-name="P3">1.0 – Sylvestre Ledru &lt;<text:a xlink:type="simple" xlink:href="mailto:sylvestre.ledru@scilab.org">sylvestre.ledru@scilab.org</text:a>&gt; Initial version</text:p>
      <text:p text:style-name="P3">1.1 – Sylvestre Ledru &lt;<text:a xlink:type="simple" xlink:href="mailto:sylvestre.ledru@scilab.org">sylvestre.ledru@scilab.org</text:a>&gt; Two typos fixed. SLIP renamed to SEP</text:p>
      <text:p text:style-name="P3">1.2 – Sylvestre Ledru &lt;<text:a xlink:type="simple" xlink:href="mailto:sylvestre.ledru@scilab.org">sylvestre.ledru@scilab.org&gt;</text:a> Add a third input argument language (we cannot guess it for toolboxes). Add info about the fact that this function is private. Comment of Francois Vogel about a stupid message.</text:p>
      <text:p text:style-name="P3">1.3 – Vincent Couvert &lt;<text:span text:style-name="T8">vincent.couvert@scilab.org</text:span>&gt; Add a fourth input argument output_directory (different for toolboxes and Scilab).</text:p>
      <text:p text:style-name="P3">1.4 – Sylvestre Ledru &lt;<text:a xlink:type="simple" xlink:href="mailto:sylvestre.ledru@scilab.org">sylvestre.ledru@scilab.org</text:a>&gt; Tag as done</text:p>
      <text:h text:style-name="P10" text:outline-level="3">Copyright</text:h>
      <text:p text:style-name="P3"><text:tab/>This document has been placed under the license CeCILL-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pitch="variable" style:font-charset="x-symbol"/>
    <style:font-face style:name="StarSymbol" svg:font-family="StarSymbol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Sabine GAUZERE</meta:initial-creator>
    <meta:creation-date>2008-06-03T13:58:05</meta:creation-date>
    <dc:date>2009-04-22T15:22:10</dc:date>
    <meta:editing-cycles>116</meta:editing-cycles>
    <meta:editing-duration>PT28H00M43S</meta:editing-duration>
    <dc:creator>Sylvestre Ledru</dc:creator>
    <meta:document-statistic meta:table-count="0" meta:image-count="0" meta:object-count="0" meta:page-count="3" meta:paragraph-count="61" meta:word-count="592" meta:character-count="4322"/>
    <meta:user-defined meta:name="Info 1"/>
    <meta:user-defined meta:name="Info 2"/>
    <meta:user-defined meta:name="Info 3"/>
    <meta:user-defined meta:name="Info 4"/>
  </office:meta>
</office:document-meta>
</file>